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74cm" style:rel-column-width="13007*"/>
    </style:style>
    <style:style style:name="Table1.B" style:family="table-column">
      <style:table-column-properties style:column-width="13.626cm" style:rel-column-width="5252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7cm"/>
    </style:style>
    <style:style style:name="P1" style:family="paragraph" style:parent-style-name="Table_20_Contents">
      <style:text-properties officeooo:rsid="0023cda0" officeooo:paragraph-rsid="0023cda0"/>
    </style:style>
    <style:style style:name="T1" style:family="text">
      <style:text-properties officeooo:rsid="001d02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ユースケース名</text:p>
          </table:table-cell>
          <table:table-cell table:style-name="Table1.B1" office:value-type="string">
            <text:p text:style-name="Table_20_Contents">研究室の評価を送信する</text:p>
          </table:table-cell>
        </table:table-row>
        <table:table-row>
          <table:table-cell table:style-name="Table1.A2" office:value-type="string">
            <text:p text:style-name="Table_20_Contents">アクター</text:p>
          </table:table-cell>
          <table:table-cell table:style-name="Table1.B2" office:value-type="string">
            <text:p text:style-name="Table_20_Contents">学生</text:p>
          </table:table-cell>
        </table:table-row>
        <table:table-row>
          <table:table-cell table:style-name="Table1.A2" office:value-type="string">
            <text:p text:style-name="Table_20_Contents">事前条件</text:p>
          </table:table-cell>
          <table:table-cell table:style-name="Table1.B2" office:value-type="string">
            <text:p text:style-name="Table_20_Contents">1. Webブラウザが起動されている。</text:p>
            <text:p text:style-name="Table_20_Contents">2. 学生はIDを登録している。</text:p>
            <text:p text:style-name="Table_20_Contents">3. 学生のログインが終了している。</text:p>
            <text:p text:style-name="Table_20_Contents">4. 学生はトップページのURLにアクセスしている。</text:p>
          </table:table-cell>
        </table:table-row>
        <table:table-row>
          <table:table-cell table:style-name="Table1.A2" office:value-type="string">
            <text:p text:style-name="Table_20_Contents">基本系列</text:p>
          </table:table-cell>
          <table:table-cell table:style-name="Table1.B2" office:value-type="string">
            <text:p text:style-name="Table_20_Contents">1. アクターが、任意の研究室ページのURLにアクセスする。</text:p>
            <text:p text:style-name="Table_20_Contents">2. システムが、該当する研究室ページを表示する。</text:p>
            <text:p text:style-name="Table_20_Contents">3. アクターが、ページ内の五ツ星をクリックし、評価する。</text:p>
            <text:p text:style-name="Table_20_Contents">4. アクターが、「submit」ボタンを押下する。</text:p>
            <text:p text:style-name="Table_20_Contents">5. システムが、ページに「評価が完了しました」と表示する。</text:p>
            <text:p text:style-name="Table_20_Contents">6. システムが、評価が更新された研究室ページを表示する。</text:p>
          </table:table-cell>
        </table:table-row>
        <table:table-row>
          <table:table-cell table:style-name="Table1.A2" office:value-type="string">
            <text:p text:style-name="Table_20_Contents">事後条件</text:p>
          </table:table-cell>
          <table:table-cell table:style-name="Table1.B2" office:value-type="string">
            <text:p text:style-name="Table_20_Contents">1. 研究室ページが表示されている。</text:p>
          </table:table-cell>
        </table:table-row>
        <table:table-row table:style-name="Table1.6">
          <table:table-cell table:style-name="Table1.A2" office:value-type="string">
            <text:p text:style-name="Table_20_Contents">説明</text:p>
          </table:table-cell>
          <table:table-cell table:style-name="Table1.B2" office:value-type="string">
            <text:p text:style-name="Table_20_Contents">1. 研究室ページ</text:p>
            <text:p text:style-name="Table_20_Contents">　　○　研究室の名前を表示する。</text:p>
            <text:p text:style-name="Table_20_Contents">　　○　研究室に登録された情報を表示する。</text:p>
            <text:p text:style-name="Table_20_Contents">　　○　研究室の評価の平均を表示する。</text:p>
            <text:p text:style-name="Table_20_Contents">　　○　五ツ星の画像を表示する。</text:p>
            <text:p text:style-name="Table_20_Contents">　　○　submitボタンを表示する。</text:p>
            <text:p text:style-name="P1">2. 五ツ星</text:p>
            <text:p text:style-name="P1">　　○　5つの星の画像。</text:p>
            <text:p text:style-name="P1">　　○　研究室を評価する指標。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9T22:11:44.870156000</meta:creation-date>
    <dc:date>2014-12-03T14:10:00.254050000</dc:date>
    <meta:editing-duration>PT4H31M53S</meta:editing-duration>
    <meta:editing-cycles>18</meta:editing-cycles>
    <meta:generator>LibreOffice/4.3.4.1$MacOSX_x86 LibreOffice_project/bc356b2f991740509f321d70e4512a6a54c5f243</meta:generator>
    <meta:document-statistic meta:table-count="1" meta:image-count="0" meta:object-count="0" meta:page-count="1" meta:paragraph-count="28" meta:word-count="373" meta:character-count="437" meta:non-whitespace-character-count="403"/>
  </office:meta>
</office:document-meta>
</file>